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400000210DA9BB7ECF8181A1D.jpg" manifest:media-type="image/jpeg"/>
  <manifest:file-entry manifest:full-path="Pictures/10000000000002A20000033A439ED1E74D79D22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3a3b" officeooo:paragraph-rsid="00153a3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53a3b" officeooo:paragraph-rsid="00153a3b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8d3f" officeooo:paragraph-rsid="00158d3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5d41c" officeooo:paragraph-rsid="0015d41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3a3b" officeooo:paragraph-rsid="00153a3b" style:font-weight-asian="normal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ing</text:p>
      <text:p text:style-name="P2">Insertion Sort</text:p>
      <text:p text:style-name="P2"/>
      <text:p text:style-name="P2"/>
      <text:p text:style-name="P5"><draw:frame draw:style-name="fr1" draw:name="Image1" text:anchor-type="char" svg:x="0.1043in" svg:y="0in" svg:width="7.0209in" svg:height="8.6043in" draw:z-index="0"><draw:image xlink:href="Pictures/10000000000002A20000033A439ED1E74D79D226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MultiDim array</text:p>
      <text:p text:style-name="P3"><text:span text:style-name="T1"/></text:p>
      <text:p text:style-name="P4">row / column<text:span text:style-name="T1"> = [0, 0]</text:span></text:p>
      <text:p text:style-name="P3"><draw:frame draw:style-name="fr1" draw:name="Image2" text:anchor-type="char" svg:x="0.0102in" svg:y="0.0835in" svg:width="7.5417in" svg:height="5.5in" draw:z-index="1"><draw:image xlink:href="Pictures/10000000000002D400000210DA9BB7ECF8181A1D.jpg" xlink:type="simple" xlink:show="embed" xlink:actuate="onLoad" loext:mime-type="image/jpe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"><text:span text:style-name="T1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12:26:43.372000000</meta:creation-date>
    <dc:date>2020-03-31T16:22:32.152000000</dc:date>
    <meta:editing-duration>PT3H55M47S</meta:editing-duration>
    <meta:editing-cycles>3</meta:editing-cycles>
    <meta:generator>LibreOffice/6.4.2.2$Windows_X86_64 LibreOffice_project/4e471d8c02c9c90f512f7f9ead8875b57fcb1ec3</meta:generator>
    <meta:document-statistic meta:table-count="0" meta:image-count="2" meta:object-count="0" meta:page-count="2" meta:paragraph-count="7" meta:word-count="12" meta:character-count="252" meta:non-whitespace-character-count="50"/>
  </office:meta>
</office:document-meta>
</file>